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7.6833in" table:align="margins"/>
    </style:style>
    <style:style style:name="Tableau1.A" style:family="table-column">
      <style:table-column-properties style:column-width="1.4833in" style:rel-column-width="12652*"/>
    </style:style>
    <style:style style:name="Tableau1.B" style:family="table-column">
      <style:table-column-properties style:column-width="1.509in" style:rel-column-width="12871*"/>
    </style:style>
    <style:style style:name="Tableau1.C" style:family="table-column">
      <style:table-column-properties style:column-width="2.5319in" style:rel-column-width="21596*"/>
    </style:style>
    <style:style style:name="Tableau1.D" style:family="table-column">
      <style:table-column-properties style:column-width="2.159in" style:rel-column-width="18416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3" style:family="table">
      <style:table-properties style:width="7.6833in" table:align="margins"/>
    </style:style>
    <style:style style:name="Tableau3.A" style:family="table-column">
      <style:table-column-properties style:column-width="1.5361in" style:rel-column-width="13102*"/>
    </style:style>
    <style:style style:name="Tableau3.B" style:family="table-column">
      <style:table-column-properties style:column-width="1.0403in" style:rel-column-width="8873*"/>
    </style:style>
    <style:style style:name="Tableau3.C" style:family="table-column">
      <style:table-column-properties style:column-width="1.5299in" style:rel-column-width="13048*"/>
    </style:style>
    <style:style style:name="Tableau3.D" style:family="table-column">
      <style:table-column-properties style:column-width="2.0403in" style:rel-column-width="17402*"/>
    </style:style>
    <style:style style:name="Tableau3.E" style:family="table-column">
      <style:table-column-properties style:column-width="1.5368in" style:rel-column-width="13110*"/>
    </style:style>
    <style:style style:name="Tableau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E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none" fo:border-top="none" fo:border-bottom="0.0007in solid #000000"/>
    </style:style>
    <style:style style:name="Tableau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" style:family="table">
      <style:table-properties style:width="7.6833in" table:align="margins"/>
    </style:style>
    <style:style style:name="Tableau2.A" style:family="table-column">
      <style:table-column-properties style:column-width="1.3076in" style:rel-column-width="1883*"/>
    </style:style>
    <style:style style:name="Tableau2.B" style:family="table-column">
      <style:table-column-properties style:column-width="1.6535in" style:rel-column-width="2381*"/>
    </style:style>
    <style:style style:name="Tableau2.C" style:family="table-column">
      <style:table-column-properties style:column-width="1.6854in" style:rel-column-width="2427*"/>
    </style:style>
    <style:style style:name="Tableau2.D" style:family="table-column">
      <style:table-column-properties style:column-width="1.5028in" style:rel-column-width="2164*"/>
    </style:style>
    <style:style style:name="Tableau2.E" style:family="table-column">
      <style:table-column-properties style:column-width="1.534in" style:rel-column-width="2209*"/>
    </style:style>
    <style:style style:name="Tableau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E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none" fo:border-top="none" fo:border-bottom="0.0007in solid #000000"/>
    </style:style>
    <style:style style:name="Tableau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Standard">
      <style:text-properties fo:font-size="4pt" style:font-size-asian="3.5pt" style:font-size-complex="4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weight="bold" style:font-size-asian="10pt" style:font-weight-asian="bold" style:font-size-complex="10pt"/>
    </style:style>
    <style:style style:name="P9" style:family="paragraph" style:parent-style-name="Table_20_Bottom_20_small_20_Content_20_Left">
      <style:paragraph-properties fo:text-align="center" style:justify-single-word="false" style:shadow="non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_20_Bottom_20_small_20_Content_20_Lef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P11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2" style:family="paragraph" style:parent-style-name="Table_20_Bottom_20_small_20_Content_20_Right">
      <style:paragraph-properties fo:text-align="end" style:justify-single-word="false"/>
    </style:style>
    <style:style style:name="P13" style:family="paragraph" style:parent-style-name="Table_20_Bottom_20_small_20_Content_20_Right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Bottom_20_small_20_Content_20_Right">
      <style:paragraph-properties fo:text-align="center" style:justify-single-word="false"/>
    </style:style>
    <style:style style:name="P15" style:family="paragraph" style:parent-style-name="Table_20_Bottom_20_small_20_Content_20_Left">
      <style:paragraph-properties fo:text-align="start" style:justify-single-word="false"/>
      <style:text-properties fo:font-size="9pt" style:font-size-asian="9pt" style:font-size-complex="9pt"/>
    </style:style>
    <style:style style:name="P16" style:family="paragraph" style:parent-style-name="Table_20_Bottom_20_small_20_Content_20_Left">
      <style:paragraph-properties fo:text-align="center" style:justify-single-word="false"/>
    </style:style>
    <style:style style:name="P17" style:family="paragraph" style:parent-style-name="Table_20_Bottom_20_small_20_Content_20_Left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Table_20_Bottom_20_small_20_Content_20_Left">
      <style:paragraph-properties fo:text-align="center" style:justify-single-word="false"/>
    </style:style>
    <style:style style:name="P23" style:family="paragraph" style:parent-style-name="Table_20_Bottom_20_small_20_Content_20_Left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able_20_Bottom_20_small_20_Content_20_Left">
      <style:paragraph-properties fo:text-align="start" style:justify-single-word="false"/>
      <style:text-properties fo:font-size="9pt" style:font-size-asian="9pt" style:font-size-complex="9pt"/>
    </style:style>
    <style:style style:name="P25" style:family="paragraph" style:parent-style-name="Footer" style:master-page-name="Standard">
      <style:paragraph-properties fo:text-align="end" style:justify-single-word="false" style:page-number="auto"/>
    </style:style>
    <style:style style:name="P26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0pt" fo:font-weight="bold" style:font-size-asian="10pt" style:font-weight-asian="bold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1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T1" style:family="text">
      <style:text-properties style:font-name="Arial1" fo:font-size="6pt" fo:language="fr" fo:country="FR" fo:font-weight="normal" style:font-size-asian="6pt" style:font-weight-asian="normal" style:font-size-complex="6pt" style:font-weight-complex="normal"/>
    </style:style>
    <style:style style:name="T2" style:family="text">
      <style:text-properties style:font-name="Arial1" fo:font-size="6pt" style:font-size-asian="6pt" style:font-size-complex="6pt"/>
    </style:style>
    <style:style style:name="T3" style:family="text">
      <style:text-properties style:font-name="Arial1" fo:font-size="7pt" fo:font-weight="normal" style:font-size-asian="7pt" style:font-weight-asian="normal" style:font-size-complex="7pt" style:font-weight-complex="normal"/>
    </style:style>
    <style:style style:name="T4" style:family="text">
      <style:text-properties style:font-name="Arial1" fo:font-size="8pt" fo:language="fr" fo:country="FR" fo:font-weight="normal" style:font-size-asian="8pt" style:font-weight-asian="normal" style:font-size-complex="8pt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x Name" text:name="py3o.t.name"/>
        <text:user-field-decl office:value-type="string" office:string-value="Comment Line" text:name="py3o.commentline"/>
        <text:user-field-decl office:value-type="string" office:string-value="Invoice total in words" text:name="py3o.o.in_words"/>
        <text:user-field-decl office:value-type="string" office:string-value="Payment Ref" text:name="py3o.p.ref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user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stop_at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Name" text:name="py3o.objects.partner_id.name"/>
        <text:user-field-decl office:value-type="string" office:string-value="Code TVA" text:name="py3o.o.partner_id.code_tva"/>
        <text:user-field-decl office:value-type="string" office:string-value="Taxe " text:name="py3o.t.descreotion"/>
        <text:user-field-decl office:value-type="string" office:string-value="Taxe " text:name="py3o.t.descreption"/>
        <text:user-field-decl office:value-type="string" office:string-value="Taxe " text:name="py3o.t.description"/>
        <text:user-field-decl office:value-type="string" office:string-value="Reference" text:name="py3o.o.reference"/>
        <text:user-field-decl office:value-type="string" office:string-value="Vat" text:name="py3o.o.partner_id.vat"/>
        <text:user-field-decl office:value-type="string" office:string-value="Date invoice" text:name="py3o.o.date_invoice"/>
        <text:user-field-decl office:value-type="string" office:string-value="origin" text:name="py3o.o.origin"/>
        <text:user-field-decl office:value-type="string" office:string-value="PdV" text:name="py3o.o.config_id"/>
        <text:user-field-decl office:value-type="string" office:string-value="user" text:name="py3o.o.user_id"/>
        <text:user-field-decl office:value-type="string" office:string-value="start_at" text:name="py3o.o.start_at"/>
        <text:user-field-decl office:value-type="string" office:string-value="Journal" text:name="py3o.t.journal_id.name"/>
        <text:user-field-decl office:value-type="string" office:string-value="ref" text:name="py3o.line.ref"/>
        <text:user-field-decl office:value-type="string" office:string-value="date" text:name="py3o.line.date"/>
        <text:user-field-decl office:value-type="string" office:string-value="Partner" text:name="py3o.line.partner_id.name"/>
        <text:user-field-decl office:value-type="string" office:string-value="label" text:name="py3o.line.name"/>
        <text:user-field-decl office:value-type="string" office:string-value="montant" text:name="py3o.line.amount"/>
        <text:user-field-decl office:value-type="string" office:string-value="transaction" text:name="py3o.t.total_entry_encoding"/>
        <text:user-field-decl office:value-type="string" office:string-value="PdV" text:name="py3o.o.config_id.name"/>
      </text:user-field-decls>
      <text:p text:style-name="P2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6">with="o=obj.with_context(lang=lang)"</text:span></text:a><text:span text:style-name="T6"> </text:span></text:p>
      <text:p text:style-name="P5">SESSION : <text:user-field-get text:name="py3o.o.name">stop_at</text:user-field-get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8">PdV : <text:subject/><text:initial-creator/><text:user-field-get text:name="py3o.o.config_id.name">PdV</text:user-field-get></text:p>
          </table:table-cell>
          <table:table-cell table:style-name="Tableau1.A1" office:value-type="string">
            <text:p text:style-name="P18">Resp. <text:initial-creator/><text:user-field-get text:name="py3o.o.user_id.name">user</text:user-field-get><text:text-input text:description="&lt;o.user_id.name&gt;"/></text:p>
          </table:table-cell>
          <table:table-cell table:style-name="Tableau1.A1" office:value-type="string">
            <text:p text:style-name="P18">Date début :<text:user-field-get text:name="py3o.o.start_at">start_at</text:user-field-get></text:p>
          </table:table-cell>
          <table:table-cell table:style-name="Tableau1.D1" office:value-type="string">
            <text:p text:style-name="P18">Date fin : <text:user-field-get text:name="py3o.o.name">stop_at</text:user-field-get></text:p>
          </table:table-cell>
        </table:table-row>
      </table:table>
      <text:p text:style-name="P4"/>
      <text:p text:style-name="P8">Détails des mouvement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1">Réf.</text:p>
          </table:table-cell>
          <table:table-cell table:style-name="Tableau3.A1" office:value-type="string">
            <text:p text:style-name="P21">Date</text:p>
          </table:table-cell>
          <table:table-cell table:style-name="Tableau3.A1" office:value-type="string">
            <text:p text:style-name="P21">Client</text:p>
          </table:table-cell>
          <table:table-cell table:style-name="Tableau3.A1" office:value-type="string">
            <text:p text:style-name="P21">Libellé</text:p>
          </table:table-cell>
          <table:table-cell table:style-name="Tableau3.E1" office:value-type="string">
            <text:p text:style-name="P21">Montant</text:p>
          </table:table-cell>
        </table:table-row>
        <table:table-row>
          <table:table-cell table:style-name="Tableau3.A2" office:value-type="string">
            <text:p text:style-name="P16"><text:a xlink:type="simple" xlink:href="py3o://for=%22t%20in%20o.statement_ids%22" text:style-name="Internet_20_link" text:visited-style-name="Visited_20_Internet_20_Link"><text:span text:style-name="T8">for="t in o.statement_ids"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1"><text:a xlink:type="simple" xlink:href="py3o://if=%22t.total_entry_encoding%20!=%200%22" text:style-name="Internet_20_link" text:visited-style-name="Visited_20_Internet_20_Link"><text:span text:style-name="T8">if="t.total_entry_encoding != 0"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1"><text:a xlink:type="simple" xlink:href="py3o://if=%22t.journal_id.type%20==%20'cash'%22" text:style-name="Internet_20_link" text:visited-style-name="Visited_20_Internet_20_Link"><text:span text:style-name="T4">if="t.journal_id.type == 'cash'"</text:span></text:a>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9"><text:user-field-get text:name="py3o.t.journal_id.name">Journal</text:user-field-get>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14"><text:a xlink:type="simple" xlink:href="py3o://function=%22formatLang(t.total_entry_encoding,%20monetary=True,%20dp='Product%20Price')" text:style-name="Internet_20_link" text:visited-style-name="Visited_20_Internet_20_Link"><text:span text:style-name="T7">function="formatLang(t.total_entry_encoding, monetary=True, dp='Product Price')</text:span></text:a></text:p>
          </table:table-cell>
        </table:table-row>
        <table:table-row>
          <table:table-cell table:style-name="Tableau3.A2" office:value-type="string">
            <text:p text:style-name="P16"><text:a xlink:type="simple" xlink:href="py3o://for=%22line%20in%20t.line_ids%22" text:style-name="Internet_20_link" text:visited-style-name="Visited_20_Internet_20_Link"><text:span text:style-name="T8">for="line in t.line_ids"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7"><text:user-field-get text:name="py3o.line.ref">ref</text:user-field-get></text:p>
          </table:table-cell>
          <table:table-cell table:style-name="Tableau3.A2" office:value-type="string">
            <text:p text:style-name="P17"><text:user-field-get text:name="py3o.line.date">date</text:user-field-get></text:p>
          </table:table-cell>
          <table:table-cell table:style-name="Tableau3.A2" office:value-type="string">
            <text:p text:style-name="P20"><text:user-field-get text:name="py3o.line.partner_id.name">Partner</text:user-field-get></text:p>
          </table:table-cell>
          <table:table-cell table:style-name="Tableau3.A2" office:value-type="string">
            <text:p text:style-name="P20"><text:user-field-get text:name="py3o.line.name">label</text:user-field-get></text:p>
          </table:table-cell>
          <table:table-cell table:style-name="Tableau3.E2" office:value-type="string">
            <text:p text:style-name="P12"><text:a xlink:type="simple" xlink:href="py3o://function=%22formatLang(line.amount,%20monetary=True,%20dp='Product%20Price')" text:style-name="Internet_20_link" text:visited-style-name="Visited_20_Internet_20_Link"><text:span text:style-name="T8">function="formatLang(line.amount, monetary=True, dp='Product Price')</text:span></text:a></text:p>
          </table:table-cell>
        </table:table-row>
        <table:table-row>
          <table:table-cell table:style-name="Tableau3.A2" office:value-type="string">
            <text:p text:style-name="P10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1"><text:a xlink:type="simple" xlink:href="py3o://if=%22t.journal_id.type%20==%20'bank'%22" text:style-name="Internet_20_link" text:visited-style-name="Visited_20_Internet_20_Link"><text:span text:style-name="T4">if="t.journal_id.type == 'bank'"</text:span></text:a>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9"><text:user-field-get text:name="py3o.t.journal_id.name">Journal</text:user-field-get>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13"><text:a xlink:type="simple" xlink:href="py3o://function=%22formatLang(t.total_entry_encoding,%20monetary=True,%20dp='Product%20Price')" text:style-name="Internet_20_link" text:visited-style-name="Visited_20_Internet_20_Link"><text:span text:style-name="T7">function="formatLang(t.total_entry_encoding, monetary=True, dp='Product Price')</text:span></text:a></text:p>
          </table:table-cell>
        </table:table-row>
        <table:table-row>
          <table:table-cell table:style-name="Tableau3.A2" office:value-type="string">
            <text:p text:style-name="P16"><text:a xlink:type="simple" xlink:href="py3o://for=%22line%20in%20t.line_ids%22" text:style-name="Internet_20_link" text:visited-style-name="Visited_20_Internet_20_Link"><text:span text:style-name="T8">for="line in t.line_ids"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7"><text:user-field-get text:name="py3o.line.ref">ref</text:user-field-get></text:p>
          </table:table-cell>
          <table:table-cell table:style-name="Tableau3.A2" office:value-type="string">
            <text:p text:style-name="P17"><text:user-field-get text:name="py3o.line.date">date</text:user-field-get></text:p>
          </table:table-cell>
          <table:table-cell table:style-name="Tableau3.A2" office:value-type="string">
            <text:p text:style-name="P20"><text:user-field-get text:name="py3o.line.partner_id.name">Partner</text:user-field-get></text:p>
          </table:table-cell>
          <table:table-cell table:style-name="Tableau3.A2" office:value-type="string">
            <text:p text:style-name="P20"><text:user-field-get text:name="py3o.line.name">label</text:user-field-get></text:p>
          </table:table-cell>
          <table:table-cell table:style-name="Tableau3.E2" office:value-type="string">
            <text:p text:style-name="P12"><text:a xlink:type="simple" xlink:href="py3o://function=%22formatLang(line.amount,%20monetary=True,%20dp='Product%20Price')" text:style-name="Internet_20_link" text:visited-style-name="Visited_20_Internet_20_Link"><text:span text:style-name="T8">function="formatLang(line.amount, monetary=True, dp='Product Price')</text:span></text:a></text:p>
          </table:table-cell>
        </table:table-row>
        <table:table-row>
          <table:table-cell table:style-name="Tableau3.A2" office:value-type="string">
            <text:p text:style-name="P10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1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5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20"/>
          </table:table-cell>
          <table:table-cell table:style-name="Tableau3.E2" office:value-type="string">
            <text:p text:style-name="P20"/>
          </table:table-cell>
        </table:table-row>
      </table:table>
      <text:p text:style-name="P7"/>
      <text:p text:style-name="P28">Résumé par méthodes de paie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1">Réf.</text:p>
          </table:table-cell>
          <table:table-cell table:style-name="Tableau2.A1" office:value-type="string">
            <text:p text:style-name="P21">Journal</text:p>
          </table:table-cell>
          <table:table-cell table:style-name="Tableau2.A1" office:value-type="string">
            <text:p text:style-name="P21">Solde départ</text:p>
          </table:table-cell>
          <table:table-cell table:style-name="Tableau2.A1" office:value-type="string">
            <text:p text:style-name="P21">Transaction</text:p>
          </table:table-cell>
          <table:table-cell table:style-name="Tableau2.E1" office:value-type="string">
            <text:p text:style-name="P21">Solde de clôture</text:p>
          </table:table-cell>
        </table:table-row>
        <table:table-row>
          <table:table-cell table:style-name="Tableau2.A2" office:value-type="string">
            <text:p text:style-name="P16"><text:a xlink:type="simple" xlink:href="py3o://for=%22t%20in%20o.statement_ids%22" text:style-name="Internet_20_link" text:visited-style-name="Visited_20_Internet_20_Link"><text:span text:style-name="T6">for="t in o.statement_ids"</text:span></text:a>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E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1"><text:a xlink:type="simple" xlink:href="py3o://if=%22t.total_entry_encoding!=0%22" text:style-name="Internet_20_link" text:visited-style-name="Visited_20_Internet_20_Link"><text:span text:style-name="T1">if="t.total_entry_encoding!=0"</text:span></text:a>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E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7"><text:user-field-get text:name="py3o.t.name">Tax Name</text:user-field-get></text:p>
          </table:table-cell>
          <table:table-cell table:style-name="Tableau2.A2" office:value-type="string">
            <text:p text:style-name="P17"><text:user-field-get text:name="py3o.t.journal_id.name">Journal</text:user-field-get></text:p>
          </table:table-cell>
          <table:table-cell table:style-name="Tableau2.A2" office:value-type="string">
            <text:p text:style-name="Table_20_Bottom_20_small_20_Content_20_Right"><text:a xlink:type="simple" xlink:href="py3o://function=%22formatLang(t.balance_start,%20monetary=True,%20dp='Product%20Price')" text:style-name="Internet_20_link" text:visited-style-name="Visited_20_Internet_20_Link"><text:span text:style-name="T8">function="formatLang(t.balance_start, monetary=True, dp='Product Price')</text:span></text:a></text:p>
          </table:table-cell>
          <table:table-cell table:style-name="Tableau2.A2" office:value-type="string">
            <text:p text:style-name="Table_20_Bottom_20_small_20_Content_20_Right"><text:a xlink:type="simple" xlink:href="py3o://function=%22formatLang(t.total_entry_encoding,%20monetary=True,%20dp='Product%20Price')" text:style-name="Internet_20_link" text:visited-style-name="Visited_20_Internet_20_Link"><text:span text:style-name="T8">function="formatLang(t.total_entry_encoding, monetary=True, dp='Product Price')</text:span></text:a></text:p>
          </table:table-cell>
          <table:table-cell table:style-name="Tableau2.E2" office:value-type="string">
            <text:p text:style-name="Table_20_Bottom_20_small_20_Content_20_Right"><text:a xlink:type="simple" xlink:href="py3o://function=%22formatLang(t.balance_end_real,%20monetary=True,%20dp='Product%20Price')" text:style-name="Internet_20_link" text:visited-style-name="Visited_20_Internet_20_Link"><text:span text:style-name="T8">function="formatLang(t.balance_end_real, monetary=True, dp='Product Price')</text:span></text:a></text:p>
          </table:table-cell>
        </table:table-row>
        <table:table-row>
          <table:table-cell table:style-name="Tableau2.A2" office:value-type="string">
            <text:p text:style-name="P11"><text:a xlink:type="simple" xlink:href="py3o:///if" text:style-name="Internet_20_link" text:visited-style-name="Visited_20_Internet_20_Link"><text:span text:style-name="T1">/if</text:span></text:a>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E2" office:value-type="string">
            <text:p text:style-name="P19"/>
          </table:table-cell>
        </table:table-row>
        <table:table-row>
          <table:table-cell table:style-name="Tableau2.A2" office:value-type="string">
            <text:p text:style-name="P15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19"/>
          </table:table-cell>
          <table:table-cell table:style-name="Tableau2.E2" office:value-type="string">
            <text:p text:style-name="P19"/>
          </table:table-cell>
        </table:table-row>
      </table:table>
      <text:p text:style-name="P7"/>
      <text:p text:style-name="P7"/>
      <text:p text:style-name="P7"><text:tab/><text:tab/><text:tab/><text:tab/><text:tab/><text:tab/><text:tab/><text:tab/><text:tab/><text:tab/><text:span text:style-name="T9">Responsable : …............................................................</text:span></text:p>
      <text:p text:style-name="Standard"><text:a xlink:type="simple" xlink:href="py3o:///with" text:style-name="Internet_20_link" text:visited-style-name="Visited_20_Internet_20_Link"><text:span text:style-name="T5">/with</text:span></text:a></text:p>
      <text:p text:style-name="P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in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in" fo:margin-right="0in" fo:margin-top="0.139in" fo:margin-bottom="0.0835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Duplicata" style:family="paragraph" style:parent-style-name="Standard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size="14pt" fo:font-weight="bold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Default_20_Paragraph_20_Font1" style:display-name="Default Paragraph Font1" style:family="paragraph" style:next-style-name="Standard">
      <style:paragraph-properties fo:orphans="0" fo:widows="0" style:text-autospace="none"/>
      <style:text-properties style:use-window-font-color="true" style:font-name="CG Times (W1)" fo:font-size="10pt" fo:language="en" fo:country="US" style:font-name-asian="Times New Roman" style:font-size-asian="10pt" style:font-name-complex="CG Times (W1)" style:font-size-complex="10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" style:family="table">
      <style:table-properties style:width="7.6833in" table:align="margins"/>
    </style:style>
    <style:style style:name="Table10.A" style:family="table-column">
      <style:table-column-properties style:column-width="2.7076in" style:rel-column-width="23094*"/>
    </style:style>
    <style:style style:name="Table10.B" style:family="table-column">
      <style:table-column-properties style:column-width="2.3618in" style:rel-column-width="20145*"/>
    </style:style>
    <style:style style:name="Table10.C" style:family="table-column">
      <style:table-column-properties style:column-width="2.6139in" style:rel-column-width="22296*"/>
    </style:style>
    <style:style style:name="Table10.A1" style:family="table-cell">
      <style:table-cell-properties style:vertical-align="" fo:padding="0.0382in" fo:border="none"/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Standard">
      <style:text-properties fo:font-size="4pt" style:font-size-asian="3.5pt" style:font-size-complex="4pt"/>
    </style:style>
    <style:style style:name="MP4" style:family="paragraph" style:parent-style-name="Footer" style:master-page-name="Standard">
      <style:paragraph-properties fo:text-align="end" style:justify-single-word="false" style:page-number="auto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4335in" fo:margin-bottom="0.2807in" fo:margin-left="0.302in" fo:margin-right="0.2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>
          <style:background-image/>
        </style:header-footer-properties>
      </style:header-style>
      <style:footer-style>
        <style:header-footer-properties svg:height="0.2508in" fo:margin-left="0in" fo:margin-right="0in" fo:margin-top="0.0783in" fo:background-color="transparent" style:dynamic-spacing="false">
          <style:background-image/>
        </style:header-footer-properties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Table_20_Contents"><text:s/><draw:frame draw:style-name="Mfr1" draw:name="py3o.image(user.company_id.partner_id.image, 'png', height='1.3cm', isb64=True)" text:anchor-type="as-char" svg:width="1.1555in" draw:z-index="0"><draw:text-box fo:min-height="0.3354in"><text:p text:style-name="Frame_20_contents"/></draw:text-box></draw:frame></text:p>
            </table:table-cell>
            <table:table-cell table:style-name="Table10.B1" office:value-type="string">
              <text:p text:style-name="MP1"/>
            </table:table-cell>
            <table:table-cell table:style-name="Table10.C1" office:value-type="string">
              <text:p text:style-name="MP2"><text:date style:data-style-name="N37" text:date-value="2019-12-12T20:19:26.02" text:fixed="true">12/12/19</text:date>-<text:time style:data-style-name="N41" text:time-value="2019-12-12T20:19:34.41" text:fixed="true">20:19:34</text:time></text:p>
            </table:table-cell>
          </table:table-row>
        </table:table>
        <text:p text:style-name="MP3"/>
      </style:header>
      <style:footer>
        <text:p text:style-name="MP4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3:20:40.667682566</meta:creation-date>
    <dc:date>2020-01-17T11:07:34.11</dc:date>
    <meta:editing-duration>P2DT12H41M22S</meta:editing-duration>
    <meta:editing-cycles>590</meta:editing-cycles>
    <meta:generator>OpenOffice/4.1.6$Win32 OpenOffice.org_project/416m1$Build-9790</meta:generator>
    <meta:document-statistic meta:table-count="4" meta:image-count="0" meta:object-count="0" meta:page-count="1" meta:paragraph-count="60" meta:word-count="123" meta:character-count="1231"/>
  </office:meta>
</office:document-meta>
</file>